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onjour</text:p>
      <text:p text:style-name="P1">Je suis étudiant a l IA school de Paris Boulogne Billancourtyfkugjyg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3</meta:generator>
  </office:meta>
</office:document-meta>
</file>